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zxx" fo:country="none" officeooo:rsid="00103712" officeooo:paragraph-rsid="00115186" style:language-asian="zxx" style:country-asian="none" style:language-complex="zxx" style:country-complex="none"/>
    </style:style>
    <style:style style:name="P2" style:family="paragraph" style:parent-style-name="Text_20_body">
      <style:text-properties fo:language="zxx" fo:country="none" officeooo:rsid="0010a9d6" officeooo:paragraph-rsid="0010a9d6" style:language-asian="zxx" style:country-asian="none" style:language-complex="zxx" style:country-complex="none"/>
    </style:style>
    <style:style style:name="T1" style:family="text">
      <style:text-properties officeooo:rsid="0010a9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ulltekstsøk</text:p>
      <text:p text:style-name="Text_20_body"/>
      <text:p text:style-name="P1">I mod<text:span text:style-name="T1">ellen er det implementert et fulltekstlignende søk. Begrepet “Fulltekstsøk” er kanskje tatt litt ut den opprinnelige definisjonen i denne sammenhen, men vi har laget et søk som strekker seg over de fleste felter til samtlige modeller. Det har gitt oss muligheten til å implementere et googelistisk søk, hvor et nøkkelord er nok til å treffe på data over hele datastrukturen (Person, Insurance og Claim). </text:span></text:p>
      <text:p text:style-name="P1"><text:span text:style-name="T1">FullTextSearch.java er implementert som et "interface" med diverse metodesignaturer definert. Den viktigste metoden her er den bolske "query". Klasser som implementerer dette interfacet blir da oppfordret til å teste alle sine private datafelter og returnere en bolsk verdi som resultat av dette. I alle de konkrete klassene har vi valgt å bruke den innebygde Stringmetoden "contains" og "toLowerString" for å støtte case insensitive søk.</text:span></text:p>
      <text:p text:style-name="P2">På den måten kan vi gjøre enkle Stream API søk som "liste.stream().filter(i -&gt; i.query("søkeord"))..." Hva listen består av i eksempelet over er da irrelevant sålenge den implementerer FullTextSearch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0T09:34:03.963433607</dc:date>
    <meta:editing-duration>PT3M38S</meta:editing-duration>
    <meta:editing-cycles>2</meta:editing-cycles>
    <meta:generator>LibreOffice/4.3.7.2$Linux_X86_64 LibreOffice_project/430m0$Build-2</meta:generator>
    <meta:document-statistic meta:table-count="0" meta:image-count="0" meta:object-count="0" meta:page-count="1" meta:paragraph-count="4" meta:word-count="158" meta:character-count="1059" meta:non-whitespace-character-count="904"/>
  </office:meta>
</office:document-meta>
</file>